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2674in" fo:margin-left="1in" fo:margin-right="1in" table:align="margins" fo:keep-with-next="always"/>
    </style:style>
    <style:style style:name="DocHistory.A" style:family="table-column">
      <style:table-column-properties style:column-width="0.884in" style:rel-column-width="10997*"/>
    </style:style>
    <style:style style:name="DocHistory.B" style:family="table-column">
      <style:table-column-properties style:column-width="0.9736in" style:rel-column-width="12113*"/>
    </style:style>
    <style:style style:name="DocHistory.C" style:family="table-column">
      <style:table-column-properties style:column-width="3.4097in" style:rel-column-width="4242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2.2208in"/>
    </style:style>
    <style:style style:name="vdmj_5f_statements.B" style:display-name="vdmj_statements.B" style:family="table-column">
      <style:table-column-properties style:column-width="3.7792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color="#000000"/>
    </style:style>
    <style:style style:name="P20" style:family="paragraph" style:parent-style-name="Preformatted_20_Text">
      <style:text-properties fo:font-style="normal" style:font-style-asian="normal" style:font-style-complex="normal"/>
    </style:style>
    <style:style style:name="P21" style:family="paragraph" style:parent-style-name="Preformatted_20_Text">
      <style:text-properties fo:font-style="normal" fo:font-weight="bold" style:font-style-asian="normal" style:font-weight-asian="bold" style:font-style-complex="normal" style:font-weight-complex="bold"/>
    </style:style>
    <style:style style:name="P22" style:family="paragraph" style:parent-style-name="Standard">
      <style:text-properties fo:font-size="6pt" style:font-size-asian="6pt" style:font-size-complex="6pt"/>
    </style:style>
    <style:style style:name="P23" style:family="paragraph" style:parent-style-name="Standard" style:master-page-name="First_20_Page">
      <style:paragraph-properties style:page-number="auto"/>
    </style:style>
    <style:style style:name="P24" style:family="paragraph" style:parent-style-name="Heading_20_1">
      <style:paragraph-properties fo:break-before="page"/>
    </style:style>
    <style:style style:name="P25" style:family="paragraph" style:parent-style-name="Heading_20_2">
      <style:text-properties fo:language="en" fo:country="US"/>
    </style:style>
    <style:style style:name="P26"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27" style:family="paragraph" style:parent-style-name="Heading_20_3">
      <style:text-properties fo:font-style="normal" style:font-style-asian="normal" style:font-style-complex="normal"/>
    </style:style>
    <style:style style:name="P28" style:family="paragraph" style:parent-style-name="List_20_1_20_End">
      <style:text-properties fo:font-style="normal" fo:font-weight="normal" style:font-style-asian="normal" style:font-weight-asian="normal" style:font-style-complex="normal" style:font-weight-complex="normal"/>
    </style:style>
    <style:style style:name="P29" style:family="paragraph" style:parent-style-name="List_20_1_20_Cont.">
      <style:text-properties fo:font-style="normal" style:font-style-asian="normal" style:font-style-complex="normal"/>
    </style:style>
    <style:style style:name="P30" style:family="paragraph" style:parent-style-name="List_20_1_20_Cont.">
      <style:text-properties fo:font-style="normal" fo:font-weight="normal" style:font-style-asian="normal" style:font-weight-asian="normal" style:font-style-complex="normal" style:font-weight-complex="normal"/>
    </style:style>
    <style:style style:name="P31" style:family="paragraph" style:parent-style-name="Contents_20_1">
      <style:paragraph-properties>
        <style:tab-stops>
          <style:tab-stop style:position="6.2673in" style:type="right" style:leader-style="dotted" style:leader-text="."/>
        </style:tab-stops>
      </style:paragraph-properties>
    </style:style>
    <style:style style:name="P32" style:family="paragraph" style:parent-style-name="Contents_20_2">
      <style:paragraph-properties>
        <style:tab-stops>
          <style:tab-stop style:position="6.0673in"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fo:font-weight="bold" style:font-weight-asian="bold" style:font-weight-complex="bold"/>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7f0055" fo:font-weight="bold" style:font-weight-asian="bold" style:font-weight-complex="bold"/>
    </style:style>
    <style:style style:name="T14" style:family="text">
      <style:text-properties fo:color="#0000c0" fo:font-style="italic" style:font-style-asian="italic" style:font-style-complex="italic"/>
    </style:style>
    <style:style style:name="T15" style:family="text">
      <style:text-properties fo:color="#2a00ff"/>
    </style:style>
    <style:style style:name="T16" style:family="text">
      <style:text-properties fo:color="#0000ff" fo:font-style="italic" style:font-style-asian="italic" style:font-style-complex="italic"/>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3/12/09</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0.7</text:user-defined></text:p>
              </table:table-cell>
            </table:table-row>
          </table:table>
          <text:p text:style-name="Table"/>
        </draw:text-box>
      </draw:frame>
      <text:p text:style-name="P23"/>
      <text:list xml:id="list36567199" text:style-name="Outline">
        <text:list-item>
          <text:h text:style-name="P24"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1"><text:s/>0. <text:s/>Document Control<text:tab/>2</text:p>
          <text:p text:style-name="P32"><text:s/>0.1. <text:s/>Table of Contents<text:tab/>2</text:p>
          <text:p text:style-name="P32"><text:s/>0.2. <text:s/>References<text:tab/>2</text:p>
          <text:p text:style-name="P32"><text:s/>0.3. <text:s/>Document History<text:tab/>3</text:p>
          <text:p text:style-name="P32"><text:s/>0.4. <text:s/>Copyright<text:tab/>3</text:p>
          <text:p text:style-name="P31"><text:s/>1. <text:s/>Overview<text:tab/>4</text:p>
          <text:p text:style-name="P32"><text:s/>1.1. <text:s/>Package Overview<text:tab/>4</text:p>
          <text:p text:style-name="P31"><text:s/>2. <text:s/>Package Detail<text:tab/>6</text:p>
          <text:p text:style-name="P32"><text:s/>2.1. <text:s/>vdmj<text:tab/>6</text:p>
          <text:p text:style-name="P32"><text:s/>2.2. <text:s/>vdmj.lex<text:tab/>7</text:p>
          <text:p text:style-name="P32"><text:s/>2.3. <text:s/>vdmj.syntax<text:tab/>10</text:p>
          <text:p text:style-name="P32"><text:s/>2.4. <text:s/>vdmj.ast<text:tab/>12</text:p>
          <text:p text:style-name="P32"><text:s/>2.5. <text:s/>vdmj.types<text:tab/>12</text:p>
          <text:p text:style-name="P32"><text:s/>2.6. <text:s/>vdmj.expressions<text:tab/>14</text:p>
          <text:p text:style-name="P32"><text:s/>2.7. <text:s/>vdmj.statements <text:tab/>16</text:p>
          <text:p text:style-name="P32"><text:s/>2.8. <text:s/>vdmj.patterns<text:tab/>17</text:p>
          <text:p text:style-name="P32"><text:s/>2.9. <text:s/>vdmj.traces<text:tab/>18</text:p>
          <text:p text:style-name="P32"><text:s/>2.10. <text:s/>vdmj.definitions<text:tab/>20</text:p>
          <text:p text:style-name="P32"><text:s/>2.11. <text:s/>vdmj.modules<text:tab/>23</text:p>
          <text:p text:style-name="P32"><text:s/>2.12. <text:s/>vdmj.typechecker<text:tab/>23</text:p>
          <text:p text:style-name="P32"><text:s/>2.13. <text:s/>vdmj.pog<text:tab/>26</text:p>
          <text:p text:style-name="P32"><text:s/>2.14. <text:s/>vdmj.runtime<text:tab/>29</text:p>
          <text:p text:style-name="P32"><text:s/>2.15. <text:s/>vdmj.values<text:tab/>33</text:p>
          <text:p text:style-name="P32"><text:s/>2.16. <text:s/>vdmj.commands<text:tab/>35</text:p>
          <text:p text:style-name="P32"><text:s/>2.17. <text:s/>vdmj.messages<text:tab/>36</text:p>
          <text:p text:style-name="P32"><text:s/>2.18. <text:s/>vdmj.debug<text:tab/>37</text:p>
          <text:p text:style-name="P32"><text:s/>2.19. <text:s/>vdmj.util<text:tab/>39</text:p>
        </text:index-body>
      </text:table-of-content>
      <text:list xml:id="list36553009" text:continue-numbering="true" text:style-name="Outline">
        <text:list-item>
          <text:list>
            <text:list-item>
              <text:h text:style-name="P25" text:outline-level="2">References</text:h>
            </text:list-item>
          </text:list>
        </text:list-item>
      </text:list>
      <text:list xml:id="list36575588"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36566446" text:continue-list="list36553009"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ICE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A1" office:value-type="string">
            <text:p text:style-name="Table_20_Contents"><text:modification-date style:data-style-name="N37">03/12/09</text:modification-date></text:p>
          </table:table-cell>
          <table:table-cell table:style-name="DocHistory.A1" office:value-type="string">
            <text:p text:style-name="Table_20_Contents">Added GPL copyright section.</text:p>
          </table:table-cell>
        </table:table-row>
      </table:table>
      <text:list xml:id="list36548990"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09,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6546129" text:continue-numbering="true" text:style-name="Outline">
        <text:list-item>
          <text:h text:style-name="Heading_20_1" text:outline-level="1">Overview</text:h>
        </text:list-item>
      </text:list>
      <text:p text:style-name="Text_20_body">VDMJ provides tool support for the VDM-SL, VDM++ and VICE specification languages, written in Java [4][5][8]. The tool includes a parser, a type checker, an interpreter, a debugger and a proof obligation generator. <text:s/>It is a command line tool only, though it is accessible from graphical environments like Eclipse [7].</text:p>
      <text:list xml:id="list36565846" text:continue-numbering="true" text:style-name="Outline">
        <text:list-item>
          <text:list>
            <text:list-item>
              <text:h text:style-name="Heading_20_2" text:outline-level="2">Package Overview</text:h>
            </text:list-item>
          </text:list>
        </text:list-item>
      </text:list>
      <text:p text:style-name="Text_20_body">The implementation is divided into 19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two subclasses to parse, type <text:s/>check and interpret a specification in the VDM-SL, VDM++ or VICE dialect.</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recursive descent parser, based on a stream of lexical tokens. The readers are all sub-classes of an abstract Reader class.</text:p>
      <text:p text:style-name="Text_20_body">The vdmj.ast package contains classes to translate an Overture parsed AST into VDMJ's internal tree format. This is to permit the Overture AST to be used by VDMJ, but without changing the type checking and runtime classes.</text:p>
      <text:p text:style-name="Text_20_body">The vdmj.types package contains value classes that represent the various static types that can be contained in a VDM specification. They are all sub-classes of an abstract Type class.</text:p>
      <text:p text:style-name="Text_20_body"><text:soft-page-break/>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 or VICE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exceptions which can be generated at runtime, and the debugging and thread control classes.</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utils package contains common utilities used by all other packages, as well as the native code used by the "stdlib" VDM libraries.</text:p>
      <text:list xml:id="list36560191" text:continue-numbering="true" text:style-name="Outline">
        <text:list-item>
          <text:h text:style-name="Heading_20_1" text:outline-level="1">Package Detail</text:h>
          <text:list>
            <text:list-item>
              <text:h text:style-name="P26"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ICE parser/checker/interpreter.</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 as well as the dialect.</text:p>
          </table:table-cell>
        </table:table-row>
      </table:table>
      <text:p text:style-name="P14"/>
      <text:p text:style-name="P14">The vdmj package contains the “main” abstract VDMJ class for the suite, plus three concrete subclasses to parse, type check and interpret a specification in the VDM-SL, VDM++ or VICE dialect.</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text:span text:style-name="T16">VDM_SL</text:span>;</text:p>
      <text:p text:style-name="Preformatted_20_Text"><text:span text:style-name="T8"><text:tab/>File file = </text:span><text:span text:style-name="T13">new</text:span><text:span text:style-name="T8"> File(args[0]);</text:span></text:p>
      <text:p text:style-name="Preformatted_20_Text"><text:span text:style-name="T8"><text:tab/>LexTokenReader ltr = </text:span><text:span text:style-name="T13">new</text:span><text:span text:style-name="T8"> LexTokenReader(file, Dialect.</text:span><text:span text:style-name="T14">VDM_SL</text:span><text:span text:style-name="T8">);</text:span></text:p>
      <text:p text:style-name="Preformatted_20_Text"><text:span text:style-name="T8"><text:tab/>ModuleReader mr = </text:span><text:span text:style-name="T13">new</text:span><text:span text:style-name="T8"> ModuleReader(ltr);</text:span></text:p>
      <text:p text:style-name="Preformatted_20_Text"><text:tab/>ModuleList modules = mr.readModules();</text:p>
      <text:p text:style-name="Preformatted_20_Text"/>
      <text:p text:style-name="Preformatted_20_Text"><text:span text:style-name="T8"><text:tab/></text:span><text:span text:style-name="T13">if</text:span><text:span text:style-name="T8"> (mr.getErrorCount() == 0)</text:span></text:p>
      <text:p text:style-name="Preformatted_20_Text"><text:tab/>{</text:p>
      <text:p text:style-name="Preformatted_20_Text"><text:span text:style-name="T8"><text:s text:c="4"/><text:tab/><text:tab/>TypeChecker tc = </text:span><text:span text:style-name="T13">new</text:span><text:span text:style-name="T8"> ModuleTypeChecker(modules);</text:span></text:p>
      <text:p text:style-name="Preformatted_20_Text"><text:s text:c="4"/><text:tab/><text:tab/>tc.typeCheck();</text:p>
      <text:p text:style-name="Preformatted_20_Text"/>
      <text:p text:style-name="Preformatted_20_Text"><text:span text:style-name="T8"><text:s text:c="4"/><text:tab/><text:tab/></text:span><text:span text:style-name="T13">if</text:span><text:span text:style-name="T8"> (TypeChecker.</text:span><text:span text:style-name="T9">getErrorCount</text:span><text:span text:style-name="T8">() == 0)</text:span></text:p>
      <text:p text:style-name="Preformatted_20_Text"><text:s text:c="4"/><text:tab/><text:tab/>{</text:p>
      <text:p text:style-name="P19"><text:s text:c="4"/><text:tab/><text:tab/><text:tab/>ModuleInterpreter interpreter =</text:p>
      <text:p text:style-name="Preformatted_20_Text"><text:span text:style-name="T10"><text:tab/><text:tab/><text:tab/><text:tab/></text:span><text:span text:style-name="T13">new</text:span><text:span text:style-name="T8"> ModuleInterpreter(modules);</text:span></text:p>
      <text:p text:style-name="Preformatted_20_Text"><text:span text:style-name="T8"><text:s text:c="4"/><text:tab/><text:tab/><text:tab/>interpreter.init(</text:span><text:span text:style-name="T13">null</text:span><text:span text:style-name="T8">);</text:span></text:p>
      <text:p text:style-name="P19"><text:s text:c="4"/><text:tab/><text:tab/><text:tab/>CommandReader reader =</text:p>
      <text:p text:style-name="Preformatted_20_Text"><text:span text:style-name="T10"><text:tab/><text:tab/><text:tab/><text:tab/></text:span><text:span text:style-name="T13">new</text:span><text:span text:style-name="T8"> ModuleCommandReader(interpreter, </text:span><text:span text:style-name="T15">"$ "</text:span><text:span text:style-name="T8">);</text:span></text:p>
      <text:p text:style-name="P19"/>
      <text:p text:style-name="Preformatted_20_Text"><text:span text:style-name="T8"><text:s text:c="4"/><text:tab/><text:tab/><text:tab/>List&lt;File&gt; files = </text:span><text:span text:style-name="T13">new</text:span><text:span text:style-name="T8"> Vector&lt;File&gt;();</text:span></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ICE with "Class" instead of "Module" in the <text:s/>various names (ClassReader, readClasses, ClassTypeChecker etc.), and the <text:span text:style-name="T4">dialect constant changed from VDM_SL to VDM_PP or VDM_RT.</text:span></text:p>
      <text:p text:style-name="Text_20_body">VDMJ has a <text:span text:style-name="T3">-o </text:span><text:span text:style-name="T4">option which causes the parsed and type-checked specification to be written out to the </text:span><text:span text:style-name="T4">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specified by all four files are written to the one output file. Any input file called "*.lib" (rather than the </text:span><text:soft-page-break/><text:span text:style-name="T4">more normal *.vpp or *.vdm)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20"/>
      <text:p text:style-name="P21">$ vdmpp -o IO.lib stdlib/IO.vpp</text:p>
      <text:p text:style-name="P20">Parsed 1 class in 0.266 secs. No syntax errors</text:p>
      <text:p text:style-name="P20">Type checked 1 class in 0.015 secs. No type errors</text:p>
      <text:p text:style-name="P20">Saved 1 class to IO.lib in 0.125 secs. </text:p>
      <text:p text:style-name="P20"/>
      <text:p text:style-name="P20"/>
      <text:p text:style-name="P21">$ vdmpp -i hello.vpp IO.lib</text:p>
      <text:p text:style-name="P20">Loaded 1 class from IO.lib in 0.219 secs</text:p>
      <text:p text:style-name="P20">Parsed 1 class in 0.422 secs. No syntax errors</text:p>
      <text:p text:style-name="P20">Type checked 1 class in 0.015 secs. No type errors and 1 warning</text:p>
      <text:p text:style-name="P20">Initialized 2 classes in 0.0 secs. </text:p>
      <text:p text:style-name="P20">Interpreter started</text:p>
      <text:p text:style-name="P21">&gt; p new A().op()</text:p>
      <text:p text:style-name="P20">Hello world!</text:p>
      <text:p text:style-name="P20">= true</text:p>
      <text:p text:style-name="P20">Executed in 0.015 secs.</text:p>
      <text:list xml:id="list36565591"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faster to re-parse and check them, though for larger specifications there does appear to be an advantage.</text:span></text:p>
      <text:p text:style-name="P15">Note that the serialization of the tree has to be for complete specifications (no unresolved references). This is because there is no link-editing available to combine partial specifications, and VDM++ and VICE do not have a way to identify externals (VDM-SL has module imports, but VDM++ and VICE have nothing similar). You can load multiple library files, or a mixture of library and source files.</text:p>
      <text:list xml:id="list36546966"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ext:soft-page-break/>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36574082" text:continue-numbering="true" text:style-name="Outline">
        <text:list-item>
          <text:list>
            <text:list-item>
              <text:list>
                <text:list-item>
                  <text:h text:style-name="Heading_20_3" text:outline-level="3">Comments</text:h>
                </text:list-item>
              </text:list>
            </text:list-item>
          </text:list>
        </text:list-item>
      </text:list>
      <text:p text:style-name="Text_20_body">To report accurate line positions, the token reader has to know the width of tabs. This is currently fixed <text:soft-page-break/>at 4 characters by the TABSTOP field of LexTokenReader. It should probably be a settable field.</text:p>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the presence or absence of the class qualifier in a name can have semantic significance – explicitly identifying a member in a class hierarchy for example, with "object.X`name()". So LexNameTokens <text:s/>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ICE function/operation overloading, LexNameTokens optionally include a TypeList qualifier, representing the parameter types of the function or operation. The qualifier, if present, is used in the equals method of the class, and when searching for a name in a function/operation apply,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6572477"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re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it must depend on the LexTokenReader it contain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text:soft-page-break/></text:p>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6570700"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6569690"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6555454" text:continue-numbering="true" text:style-name="Outline">
        <text:list-item>
          <text:list>
            <text:list-item>
              <text:list>
                <text:list-item>
                  <text:h text:style-name="Heading_20_3" text:outline-level="3">Comments</text:h>
                </text:list-item>
              </text:list>
            </text:list-item>
          </text:list>
        </text:list-item>
      </text:list>
      <text:p text:style-name="Text_20_body">This is a very large monolithic class, which should probably be broken up.</text:p>
      <text:p text:style-name="Text_20_body">The Overture parser is compiled using Java 1.6, but the interface does not use generics – for example, the <text:span text:style-name="T3">get </text:span><text:span text:style-name="T4">methods to extract a list of classes from a specification is declared as a raw Vector, </text:span><text:span text:style-name="T4">not a List&lt;IOmlClass&gt;. The converter assumes that the get methods will be converted to use generics one day, and assigns their return values to (likely) generic values, like List&lt;IOml...&gt;. To get this to compile, there is a class-wide annotation to suppress unchecked warnings. When the AST interface is upgraded, this can be removed and the compiler should point out any type inconsistencies between the assumed interface and the actual declarations (though since the code works, this is very likely to be right).</text:span></text:p>
      <text:list xml:id="list36578654"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text:soft-page-break/>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 which implements this is BooleanType;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and they must be turned into a single product type (TypeList) or a single union type (TypeSet). The ProductType and UnionType classes contain one TypeList and TypeSet, respectively.</text:p>
      <text:list xml:id="list36568520"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Do we call them products or tuples? <text:s/>I went for ProductTypes and TupleValues in the end.</text:p>
      <text:list xml:id="list36565158"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in functions).</text:p>
      <text:p text:style-name="Text_20_body">The typeCheck method returns a Type which indicates the result of evaluat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s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ICE,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
      <text:p text:style-name="Preformatted_20_Text"><text:soft-page-break/><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6553977"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6576687"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text:soft-page-break/>specification.</text:p>
      <text:list xml:id="list36551997"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6577653"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d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text:soft-page-break/>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content, the order of processing in a bind (and therefore any looseness based on it) is consistent.</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6547670"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6578446"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ext:soft-page-break/>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CallObject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
      <text:p text:style-name="Text_20_body"/>
      <text:p text:style-name="Text_20_body">The vdm.traces package includes classes to represent the definitions which can occur in a VDM++ or VICE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operation applies (of CallObject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NamedTraceDefinition (see below) is created for each parsed trace definition, and this produces an operation in the class which, when executed, will expand the trace and execute all of the tests in turn, printing the results to the console. Between each test execution the system is initialized (the init method of the ClassInterpreter) and a new base object is created to run the test. The body of these operations are TraceStatements, which are constructed with reference to their NamedTraceDefinition. The eval method of this class first gets a TestSequence from the NamedTraceDefinition. Then it creates an Environment which is suitable to type check the statements in the tests – it is necessary to type check statements before their execution. Then for each CallSequence in the TestSequence, it initializes the ClassInterpreter, and calls its runtrace method, passing the CallSequence and the Environment. The runtrace method executes the sequence of statements in the test and returns a list of java.lang.Object, being either the return values from the test steps or error messages, and the last item will always be an instance of a Verdict object, indicating the test outcome.</text:p>
      <text:p text:style-name="Text_20_body">Tests which have a FAILED verdict are "stemmed" and then remaining tests in the TestSequence which have the same stem are marked as "filtered" by this test – ie. there is no point in running them because their initial sequence of calls will fail at the same point, for the same reason. Before each <text:soft-page-break/>tests is executed, its filtered flag is tested, and such tests are not executed. Note that the stem check includes the value of TraceVariableStatements in the test as well as CallObjectStatements. This means that tests which are superficially the same, but which have different variable values will not match.</text:p>
      <text:list xml:id="list36565786"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36576468"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ICE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ICE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ICE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ICE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ext:soft-page-break/>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6566397"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text:soft-page-break/>If the VDM++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4 for more information about runtime variable access.</text:p>
      <text:p text:style-name="Text_20_body">The SystemDefinition class is a subclass of ClassDefinition, and adds VICE specific processing for system classes. The implicit definition generation (see 2.12) checks whether the definitions in the system class meet the VICE restrictions. An init method is called during system initialization and creates the necessary CPU and BUS objects from the system definition. Lastly, the newInstance method is overridden, since it is not legal to create instance of a VICE system class.</text:p>
      <text:p text:style-name="Text_20_body">The CPUClassDefinition and BUSClassDefinition classes represent VICE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text:span text:style-name="T13">private</text:span><text:span text:style-name="T8"> </text:span><text:span text:style-name="T13">static</text:span><text:span text:style-name="T8"> String </text:span><text:span text:style-name="T14">defs</text:span><text:span text:style-name="T8"> =</text:span></text:p>
      <text:p text:style-name="Preformatted_20_Text"><text:span text:style-name="T8"><text:tab/></text:span><text:span text:style-name="T15">"operations "</text:span><text:span text:style-name="T8"> +</text:span></text:p>
      <text:p text:style-name="Preformatted_20_Text"><text:span text:style-name="T8"><text:tab/></text:span><text:span text:style-name="T15">"public BUS:(&lt;FCFS&gt;|&lt;CSMACD&gt;) * real * set of CPU ==&gt; BUS "</text:span><text:span text:style-name="T8"> +</text:span></text:p>
      <text:p text:style-name="Preformatted_20_Text"><text:span text:style-name="T8"><text:tab/></text:span><text:span text:style-name="T15">"<text:tab/>BUS(policy, speed, cpus) == is not yet specified;"</text:span><text:span text:style-name="T8">;</text:span></text:p>
      <text:p text:style-name="Preformatted_20_Text"/>
      <text:p text:style-name="Preformatted_20_Text"><text:span text:style-name="T13">private</text:span><text:span text:style-name="T8"> </text:span><text:span text:style-name="T13">static</text:span><text:span text:style-name="T8"> DefinitionList operationDefs()</text:span></text:p>
      <text:p text:style-name="Preformatted_20_Text"><text:soft-page-break/><text:span text:style-name="T8"><text:tab/></text:span><text:span text:style-name="T13">throws</text:span><text:span text:style-name="T8"> ParserException, LexException</text:span></text:p>
      <text:p text:style-name="Preformatted_20_Text">{</text:p>
      <text:p text:style-name="Preformatted_20_Text"><text:span text:style-name="T8"><text:tab/>LexTokenReader ltr = </text:span><text:span text:style-name="T13">new</text:span><text:span text:style-name="T8"> LexTokenReader(</text:span><text:span text:style-name="T14">defs</text:span><text:span text:style-name="T8">, Dialect.</text:span><text:span text:style-name="T14">VDM_PP</text:span><text:span text:style-name="T8">);</text:span></text:p>
      <text:p text:style-name="Preformatted_20_Text"><text:span text:style-name="T8"><text:tab/>DefinitionReader dr = </text:span><text:span text:style-name="T13">new</text:span><text:span text:style-name="T8"> DefinitionReader(ltr);</text:span></text:p>
      <text:p text:style-name="Preformatted_20_Text"><text:span text:style-name="T8"><text:tab/>dr.setCurrentModule(</text:span><text:span text:style-name="T15">"BUS"</text:span><text:span text:style-name="T8">);</text:span></text:p>
      <text:p text:style-name="Preformatted_20_Text"><text:span text:style-name="T8"><text:tab/></text:span><text:span text:style-name="T13">return</text:span><text:span text:style-name="T8"> dr.readDefinitions();</text:span></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36564682" text:continue-list="list36576468"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6576763"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6547064"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ext:soft-page-break/>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ICE and VDM++ specifications. Most of the actual type checking is performed by the definition, expression and statement 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VDM-SL, VDM++, though the checking of the basic statements and expressions is very similar, and VICE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6560706" text:continue-list="list36566397"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text:soft-page-break/>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y is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in scope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6569570"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ICE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ext:soft-page-break/>This is effectively a "definite semantics" check).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6546574" text:continue-list="list36547064"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6555540"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soft-page-break/><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soft-page-break/><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6577873" text:continue-numbering="true" text:style-name="Outline">
        <text:list-item>
          <text:list>
            <text:list-item>
              <text:list>
                <text:list-item>
                  <text:h text:style-name="Heading_20_3" text:outline-level="3">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6575460" text:continue-numbering="true" text:style-name="Outline">
        <text:list-item>
          <text:list>
            <text:list-item>
              <text:h text:style-name="Heading_20_2" text:outline-level="2"><text:soft-page-break/>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ICE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row table:style-name="vdmj_5f_runtime.2">
          <table:table-cell table:style-name="vdmj_5f_runtime.A2" office:value-type="string">
            <text:p text:style-name="Table_20_Contents">VDMThread</text:p>
          </table:table-cell>
          <table:table-cell table:style-name="vdmj_5f_runtime.B2" office:value-type="string">
            <text:p text:style-name="Table_20_Contents">A class representing a VDM++ thread.</text:p>
          </table:table-cell>
        </table:table-row>
        <table:table-row table:style-name="vdmj_5f_runtime.2">
          <table:table-cell table:style-name="vdmj_5f_runtime.A2" office:value-type="string">
            <text:p text:style-name="Table_20_Contents">VDMThreadSet</text:p>
          </table:table-cell>
          <table:table-cell table:style-name="vdmj_5f_runtime.B2" office:value-type="string">
            <text:p text:style-name="Table_20_Contents">A class containing all active VDM++ threads.</text:p>
          </table:table-cell>
        </table:table-row>
        <table:table-row table:style-name="vdmj_5f_runtime.2">
          <table:table-cell table:style-name="vdmj_5f_runtime.A2" office:value-type="string">
            <text:p text:style-name="Table_20_Contents">AsyncThread</text:p>
          </table:table-cell>
          <table:table-cell table:style-name="vdmj_5f_runtime.B2" office:value-type="string">
            <text:p text:style-name="Table_20_Contents">A class representing a VICE thread.</text:p>
          </table:table-cell>
        </table:table-row>
        <table:table-row table:style-name="vdmj_5f_runtime.2">
          <table:table-cell table:style-name="vdmj_5f_runtime.A2" office:value-type="string">
            <text:p text:style-name="Table_20_Contents">ControlQueue</text:p>
          </table:table-cell>
          <table:table-cell table:style-name="vdmj_5f_runtime.B2" office:value-type="string">
            <text:p text:style-name="Table_20_Contents">A class enabling two AsyncThreads to synchronize operations.</text:p>
          </table:table-cell>
        </table:table-row>
        <table:table-row table:style-name="vdmj_5f_runtime.2">
          <table:table-cell table:style-name="vdmj_5f_runtime.A2" office:value-type="string">
            <text:p text:style-name="Table_20_Contents">BUSPolicy</text:p>
          </table:table-cell>
          <table:table-cell table:style-name="vdmj_5f_runtime.B2" office:value-type="string">
            <text:p text:style-name="Table_20_Contents">An enumeration for supported BUS policies.</text:p>
          </table:table-cell>
        </table:table-row>
        <table:table-row table:style-name="vdmj_5f_runtime.2">
          <table:table-cell table:style-name="vdmj_5f_runtime.A2" office:value-type="string">
            <text:p text:style-name="Table_20_Contents">CPUPolicy</text:p>
          </table:table-cell>
          <table:table-cell table:style-name="vdmj_5f_runtime.B2" office:value-type="string">
            <text:p text:style-name="Table_20_Contents">An enumeration for supported CPU scheduling policies.</text:p>
          </table:table-cell>
        </table:table-row>
        <table:table-row table:style-name="vdmj_5f_runtime.2">
          <table:table-cell table:style-name="vdmj_5f_runtime.A2" office:value-type="string">
            <text:p text:style-name="Table_20_Contents">CPUThread</text:p>
          </table:table-cell>
          <table:table-cell table:style-name="vdmj_5f_runtime.B2" office:value-type="string">
            <text:p text:style-name="Table_20_Contents">A pair, comprising a Java Thread and a CPUValue.</text:p>
          </table:table-cell>
        </table:table-row>
        <table:table-row table:style-name="vdmj_5f_runtime.2">
          <table:table-cell table:style-name="vdmj_5f_runtime.A2" office:value-type="string">
            <text:p text:style-name="Table_20_Contents">Holder&lt;T&gt;</text:p>
          </table:table-cell>
          <table:table-cell table:style-name="vdmj_5f_runtime.B2" office:value-type="string">
            <text:p text:style-name="Table_20_Contents">A container for updating type T, protected by a ControlQueue.</text:p>
          </table:table-cell>
        </table:table-row>
        <table:table-row table:style-name="vdmj_5f_runtime.2">
          <table:table-cell table:style-name="vdmj_5f_runtime.A2" office:value-type="string">
            <text:p text:style-name="Table_20_Contents">MessagePacket</text:p>
          </table:table-cell>
          <table:table-cell table:style-name="vdmj_5f_runtime.B2" office:value-type="string">
            <text:p text:style-name="Table_20_Contents">The parent class of all BUS message types.</text:p>
          </table:table-cell>
        </table:table-row>
        <table:table-row table:style-name="vdmj_5f_runtime.2">
          <table:table-cell table:style-name="vdmj_5f_runtime.A2" office:value-type="string">
            <text:p text:style-name="Table_20_Contents">MessageRequest</text:p>
          </table:table-cell>
          <table:table-cell table:style-name="vdmj_5f_runtime.B2" office:value-type="string">
            <text:p text:style-name="Table_20_Contents">A request BUS message.</text:p>
          </table:table-cell>
        </table:table-row>
        <table:table-row table:style-name="vdmj_5f_runtime.2">
          <table:table-cell table:style-name="vdmj_5f_runtime.A2" office:value-type="string">
            <text:p text:style-name="Table_20_Contents">MessageResponse</text:p>
          </table:table-cell>
          <table:table-cell table:style-name="vdmj_5f_runtime.B2" office:value-type="string">
            <text:p text:style-name="Table_20_Contents">A response BUS message.</text:p>
          </table:table-cell>
        </table:table-row>
        <table:table-row table:style-name="vdmj_5f_runtime.2">
          <table:table-cell table:style-name="vdmj_5f_runtime.A2" office:value-type="string">
            <text:p text:style-name="Table_20_Contents">RunState</text:p>
          </table:table-cell>
          <table:table-cell table:style-name="vdmj_5f_runtime.B2" office:value-type="string">
            <text:p text:style-name="Table_20_Contents">An enumeration with VICE thread run states.</text:p>
          </table:table-cell>
        </table:table-row>
        <table:table-row table:style-name="vdmj_5f_runtime.2">
          <table:table-cell table:style-name="vdmj_5f_runtime.A2" office:value-type="string">
            <text:p text:style-name="Table_20_Contents">SchedulingPolicy</text:p>
          </table:table-cell>
          <table:table-cell table:style-name="vdmj_5f_runtime.B2" office:value-type="string">
            <text:p text:style-name="Table_20_Contents">The abstract parent of CPU scheduling policies</text:p>
          </table:table-cell>
        </table:table-row>
        <table:table-row table:style-name="vdmj_5f_runtime.2">
          <table:table-cell table:style-name="vdmj_5f_runtime.A2" office:value-type="string">
            <text:p text:style-name="Table_20_Contents">FPPolicy</text:p>
          </table:table-cell>
          <table:table-cell table:style-name="vdmj_5f_runtime.B2" office:value-type="string">
            <text:p text:style-name="Table_20_Contents">The Fixed-priority CPU scheduling policy.</text:p>
          </table:table-cell>
        </table:table-row>
        <table:table-row table:style-name="vdmj_5f_runtime.2">
          <table:table-cell table:style-name="vdmj_5f_runtime.A2" office:value-type="string">
            <text:p text:style-name="Table_20_Contents">FCFSPolicy</text:p>
          </table:table-cell>
          <table:table-cell table:style-name="vdmj_5f_runtime.B2" office:value-type="string">
            <text:p text:style-name="Table_20_Contents">The First-come First-served CPU scheduling policy.</text:p>
          </table:table-cell>
        </table:table-row>
        <table:table-row table:style-name="vdmj_5f_runtime.2">
          <table:table-cell table:style-name="vdmj_5f_runtime.A2" office:value-type="string">
            <text:p text:style-name="Table_20_Contents">SystemClock</text:p>
          </table:table-cell>
          <table:table-cell table:style-name="vdmj_5f_runtime.B2" office:value-type="string">
            <text:p text:style-name="Table_20_Contents">The coordinated time source for VICE.</text:p>
          </table:table-cell>
        </table:table-row>
        <table:table-row table:style-name="vdmj_5f_runtime.2">
          <table:table-cell table:style-name="vdmj_5f_runtime.A2" office:value-type="string">
            <text:p text:style-name="Table_20_Contents">ThreadObjectMap</text:p>
          </table:table-cell>
          <table:table-cell table:style-name="vdmj_5f_runtime.B2" office:value-type="string">
            <text:p text:style-name="Table_20_Contents">A map of Java Thread IDs to VDMJ objects.</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StopException</text:p>
          </table:table-cell>
          <table:table-cell table:style-name="vdmj_5f_runtime_5f_exceptions.B2" office:value-type="string">
            <text:p text:style-name="Table_20_Contents">An exception passed between threads to cause them to abort.</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ext:soft-page-break/>
        <table:table-row table:style-name="vdmj_5f_runtime_5f_exceptions.2">
          <table:table-cell table:style-name="vdmj_5f_runtime_5f_exceptions.A2" office:value-type="string">
            <text:p text:style-name="Table_20_Contents">RTException</text:p>
          </table:table-cell>
          <table:table-cell table:style-name="vdmj_5f_runtime_5f_exceptions.B2" office:value-type="string">
            <text:p text:style-name="Table_20_Contents">An exception used to stop VICE threads at the end of execution.</text:p>
          </table:table-cell>
        </table:table-row>
      </table:table>
      <text:p text:style-name="Text_20_body"/>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let each module initialize itself. <text:s/>The ClassInterpreter will then take the global public static scope and add the private static scope of the default class before starting. The ModuleInterpreter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text:p>
      <text:p text:style-name="Preformatted_20_Text"><text:tab/><text:tab/>new FlatCheckedEnvironment(createdDefinitions.asList(), env);</text:p>
      <text:p text:style-name="Preformatted_20_Text"><text:tab/>typeCheck(expr, created);</text:p>
      <text:p text:style-name="Preformatted_20_Text"/>
      <text:p text:style-name="Preformatted_20_Text"><text:tab/>return execute(expr, dbgp);</text:p>
      <text:p text:style-name="Preformatted_20_Text">}</text:p>
      <text:p text:style-name="Preformatted_20_Text"/>
      <text:p text:style-name="Preformatted_20_Text">private Value execute(Expression expr, DBGPReader dbgp)</text:p>
      <text:p text:style-name="Preformatted_20_Text">{</text:p>
      <text:p text:style-name="Preformatted_20_Text"><text:tab/>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text:p>
      <text:p text:style-name="Preformatted_20_Text"><text:tab/>clearBreakpointHits();</text:p>
      <text:p text:style-name="Preformatted_20_Text"/>
      <text:p text:style-name="Preformatted_20_Text"><text:tab/>CPUValue.<text:span text:style-name="T3">resetAll</text:span>();</text:p>
      <text:p text:style-name="Preformatted_20_Text"><text:soft-page-break/><text:tab/>BUSValue.<text:span text:style-name="T3">resetAll</text:span>();</text:p>
      <text:p text:style-name="Preformatted_20_Text"><text:span text:style-name="T8"><text:tab/>Value rv = expr.eval(</text:span>mainContext<text:span text:style-name="T8">);</text:span></text:p>
      <text:p text:style-name="Preformatted_20_Text"><text:tab/>VDMThreadSet.<text:span text:style-name="T3">abortAll</text:span>();</text:p>
      <text:p text:style-name="Preformatted_20_Text"><text:tab/>CPUValue.<text:span text:style-name="T3">abortAll</text:span>();</text:p>
      <text:p text:style-name="Preformatted_20_Text"><text:tab/><text:span text:style-name="T11">TransactionValue.</text:span><text:span text:style-name="T12">commitAll</text:span><text:span text:style-name="T11">();</text:span></text:p>
      <text:p text:style-name="Preformatted_20_Text"/>
      <text:p text:style-name="Preformatted_20_Text"><text:tab/>return rv;</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created values are added, the threads system is initialized, the breakpoint hit counts are cleared, and lastly the expression passed is evaluated in the context constructed – CPU/BUS resets and thread aborts being wrapped around the execution. The return value is the result of the execute method.</text:p>
      <text:p text:style-name="Text_20_body">Breakpoints are objects that exist in all expressions and statements – ie. inside anything that is directly executed. Breakpoint is the main class, with two sub-classes: Stoppoint and Tracepoint. All breakpoints have a “check” method which is called at the start of every expression and statement execution (and so must be fast!). The method is responsible for deciding whether to stop, and also recording that the statement or expression was reached for code coverage. In the case of a Stoppoint, the code must stop if it has no “test” expression, or the test evaluates to true (this is a user-inserted breakpoint); a Tracepoint will not stop, but it must evaluate its “show” expression and display it; and a regular Breakpoint will only stop if we are single-stepping. If the breakpoint decides to stop, it instantiates a DebuggerReader class, which is responsible for interacting with the user via the command line (alternatively, it interacts with the current DBGPReader object – see 2.18). As users set and clear breakpoints, the affected expression or statement is found (using findExpression) and the breakpoint member of the Expression or Statement object affected is changed by DebuggerReader. The interpreter manages the list of current breakpoints set, and the DebuggerReader has a reference to the interpreter. This also enables the DebuggerReader to evaluate “ad hoc” expressions when a stop point is reached. The SourceFile class enables selected source files to be read and lines displayed for clearer single stepping and breakpoint management, as well as displaying test coverage output.</text:p>
      <text:p text:style-name="Text_20_body">The DebuggerReader’s run method is internally synchronized on the DebuggerReader class. This is to prevent more than one thread (in VDM++) from gaining control of the console. It unfortunately means that single stepping can have confusing results if many threads have actually stopped and are waiting for access to the console. See the User Guide for more information about this.</text:p>
      <text:p text:style-name="Text_20_body">A StartStatement creates new VDMThread classes in VDM++ (which extend java.lang.Thread) to execute the threads started. These create new ObjectContexts to form the root of the thread based on the object instance started, and otherwise perform a normal execution of the “thread” statements defined in the class, via a synthetic ThreadStatement. VDMThreads add themselves to the set managed by VDMThreadSet, and this also provides methods to suspend, resume or abort all threads in one go, which is used by the command line debugger.</text:p>
      <text:p text:style-name="Text_20_body">Context objects include a ThreadState field, a reference to which is copied as Contexts are chained together, and the initial value of which is set when execution of a thread starts. The ThreadState tells the breakpoint system whether the current thread is suspended or single-stepping etc., and is used in the check method, and is manipulated by the DebuggerReader.</text:p>
      <text:p text:style-name="Text_20_body">VDM++ thread scheduling is left entirely to the Java thread scheduler. All threads have the same priority.</text:p>
      <text:p text:style-name="Text_20_body">The creation and scheduling of threads in VICE is completely different to that in VDM++. This is because thread scheduling, the passage of time, and CPU/BUS resource allocation is directly relevant to the model.</text:p>
      <text:p text:style-name="Text_20_body">The class used at the centre of VICE thread execution is AsyncThread. This is similar to VDMThread used in VDM++, but it allows for the threading of arbitrary operations (eg. threads are created implicitly when an "async" operation is called in VICE, as well as for explicit thread starts). AsyncThread is also responsible for creating a regular sequence of thread executions for a "periodic" thread. This is because VICE requires periodic threads to execute their statement at the given times, regardless of whether the previous execution has completed. So periodic AsyncThreads start <text:span text:style-name="T3">another </text:span><text:span text:style-name="T4">AsyncThread </text:span><text:soft-page-break/><text:span text:style-name="T4">before they execute themselves; and all periodic AsyncThreads, except the first, wait until the given time before executing.</text:span></text:p>
      <text:p text:style-name="P15">AsyncThreads can either call a parameterless operation, or they can call a specific operation with arguments passed over a BUS, sending back any replies to a waiting sender. In the case of a BUS invocation, the BUSValue concerned is passed the request message, and this creates the AsyncThread, passing the arguments from the client. In the case of local async operations (ie. within one CPU, but asynchronous) the AsyncThread is created directly by the OperationValue being executed (see the asyncEval method).</text:p>
      <text:p text:style-name="P15">A ControlQueue is used for coordinating the operation of AsyncThreads. They comprise a list of waiting CPU/Thread pairs, plus methods to join/leave the queue and send/receive signals while joined. A signal will wakeup one waiter from the queue, changing its run state to RUNNING from WAITING. ControlQueues are used in combination with a Holder&lt;T&gt; to wait for responses to asynchronous operation requests over a BUS. The client sends the operation request through the BUS, and waits on a Holder's ControlQueue for a MessageResponse to be returned. The BUSValue's reply method puts the MessageReply into the Holder, which signals the ControlQueue to wake up the client, which then retrieves the result.</text:p>
      <text:p text:style-name="P15">The actual scheduling of AsyncThreads, in particular the exclusive scheduling on a CPU, is handled by the CPUValue class, which contains a SchedulingPolicy subclass (depending on the CPU declaration). Each CPUValue only ever allows one Java thread to execute at a time, giving each a variable timeslice before using the policy object to select another thread. This is covered in 2.15.</text:p>
      <text:p text:style-name="Text_20_body"><text:span text:style-name="T4">The handling of discrete time by VICE is also one of its defining characteristics. This is handled in part by the SystemClock class, and in part by the duration method of CPUValue. When a scheduled thread makes a duration call (either because of a duration or cycles statement, or because an implicitly timed </text:span><text:span text:style-name="T4">event occurs, like passing data through a BUS or swapping threads in and out) that thread is blocked </text:span><text:span text:style-name="T4">and no other thread can run on that CPU. But the system cannot advance system-wide time by the amount requested until all the CPUs in the system are either idle, or their active threads are also waiting at duration methods. This inter-CPU coordination is managed by the SystemClock class. Its timestep method is called by duration, and refers to a bit mask of all CPUs to see which are idle – time can only move when CPUs are idle or at a duration point. It also keeps track of the minimum timestep requested for all CPUs, as this is the amount by which time can be moved. It also watches for the special "duration(0)" case, which causes variable update transactions to be committed for the thread in question (see 2.15).</text:span></text:p>
      <text:list xml:id="list36554954"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ICE runtime system is quite complicated, and should probably be cleaned up.</text:p>
      <text:p text:style-name="Text_20_body">Here are a few points of general interest:</text:p>
      <text:list xml:id="list36578564" text:continue-list="list36569570" text:style-name="List_20_1">
        <text:list-item>
          <text:p text:style-name="List_20_1_20_Start">The runtime system is initialized from the ClassList or ModuleList classes' initialize<text:span text:style-name="T4"> method.</text:span></text:p>
        </text:list-item>
        <text:list-item>
          <text:p text:style-name="P29">VDM++ and VICE have to initialize the statics for each class first. This is done in two steps via methods on the ClassDefinitions. The first, setStatics creates the functions, operations and types – these do not have initializers; the second setStaticValues covers instance variables and values, which can make calls to other static methods in their initializers.</text:p>
        </text:list-item>
        <text:list-item>
          <text:p text:style-name="P29">Value initializers can make forward references to other values which are not yet initialized. This causes characteristic exceptions, which are caught (ignored) and produce a second pass of the setStaticValues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36575392" text:continue-numbering="true" text:style-name="List_20_1">
        <text:list-item>
          <text:p text:style-name="List_20_1_20_Start"><text:soft-page-break/><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0">Lastly, local definitions are used to override anything inherited, and the set of members are passed, together with the superclass objects, to the ObjectValue constructor.</text:p>
        </text:list-item>
        <text:list-item>
          <text:p text:style-name="P28">If the class defines an operation with the same name as the class (a constructor), it is called.</text:p>
        </text:list-item>
      </text:list>
      <text:p text:style-name="P16">At runtime, an object's "self"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p text:style-name="P16">The ControlQueue mechanism for coordinating threads and message passing is tidy, and it would be nice if the scheduling of AsyncThreads on a CPU could be handled similarly – this is just a matter of controlling multiple waiters for a resource, which is what CPU thread scheduling does. At the moment this is done directly by the CPUValue class (see 2.15)</text:p>
      <text:list xml:id="list36569379" text:continue-list="list36554954"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ICE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ICE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ICE thread-updated value.</text:p>
          </table:table-cell>
        </table:table-row>
      </table:table>
      <text:p text:style-name="Text_20_body"><text:soft-page-break/></text:p>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delegates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ValueListener (optionally), which is called back when the set method is called. This is used to invoke class or state invariant functions when values are changed.</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VICE processing uses three special values to support the passing of messages over buses between CPUs, and the update of shared variables by threads:</text:p>
      <text:p text:style-name="Text_20_body">A CPUValue represents a CPU declaration in a VICE system class. Static data in the class allow some operations to be performed over all CPUs declared in the system, while constructors allow individual CPUs to be created with particular scheduling policies for their threads. A CPUValue maintains a map of Java thread IDs to objects (ObjectValues) which are currently executing operations of those objects on the current CPU (though they may be idle). Values are added to this map when a thread is allocated to a CPU, which happens when an AsyncThread is created; the map is cleaned up when the thread dies.</text:p>
      <text:p text:style-name="Text_20_body">When a thread is executing normally, the Breakpoint check method is called at the start of every expression or statement. In VICE, this checks a timeslice counter, and if it has expired, the reschedule method of the thread's CPUValue is called. This gives up control to any other thread which may be RUNNABLE on the CPU, suspending itself (waiting on the CPUValue object, in Java terms). When this current thread is again runnable, the reschedule method returns the new timeslice to the Breakpoint code and execution resumes.</text:p>
      <text:p text:style-name="Text_20_body"><text:soft-page-break/>The yield method of CPUValue is called from reschedule, as well as other places. It consults the SchedulePolicy object associated with the CPU, asking for the identity of the next thread to execute. If there are no threads ready, the CPU is idle (and the SystemClock is updated to that effect). When something subsequently happens to wake up the CPU (for example, a reply arrives for an inter-CPU request) the thread concerned is moved to a RUNNABLE state by calling the CPUValue's setState method (which informs the policy of the change), followed by the wakeUp method to update the best thread to run, and notify the waiting threads. The best thread is then allowed to continue (and update the SystemClock that the CPU is no longer idle). All CPUValue methods which produce a loggable action use the RTLogger class (see 2.17) to send a VICE log message to the appropriate place.</text:p>
      <text:p text:style-name="Text_20_body">A BUSValue similarly represents a BUS connection in VICE. A BUS comprises a link between a set of CPUs. Access to the BUS is exclusive for the duration of a transmission of any message (though not for the duration of a complete request/reply). This exclusivity is managed by the BUSValue, using a ControlQueue (see 2.14).</text:p>
      <text:p text:style-name="Text_20_body">A BUSValue has two important methods: transmit and reply. The transmit method is used to send a message, and causes a new AsyncThread to be created and associated with the target CPU, as well as introducing a delay for the transmission, depending on the size of the data passed (the algorithm takes the length of the toString of the data Value as the duration). The reply method puts a MessageReply into a Holder passed from the caller with the request, finally changing the state of the caller's thread to RUNNABLE and waking up the CPU (in case it is idle – though it may not be). As with CPUValues, loggable actions to do with message passing are logged using the RTLogger class.</text:p>
      <text:p text:style-name="Text_20_body">in VICE,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text:span><text:span text:style-name="T4">concurrently in VICE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list xml:id="list36546831"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p text:style-name="Text_20_body">There is some more discussion about VICE and time handling in section 2.14.</text:p>
      <text:list xml:id="list36555424"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ext:soft-page-break/>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and VDM++.</text:p>
      <text:list xml:id="list36577504"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ICE, is awkward. The <text:span text:style-name="T3">VDMJ Client</text:span><text:span text:style-name="T4">, which uses the DBGP protocol to a separate VDMJ process, is better for such debugging.</text:span></text:p>
      <text:list xml:id="list36575363"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ICE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2.18).</text:p>
      <text:p text:style-name="Text_20_body">The RTLogger is used by VICE specifications to write loggable events – such that the timing diagram can be analysed using <text:span text:style-name="T3">showtrace</text:span><text:span text:style-name="T4">. The class caches events in memory, occasionally flushing them out </text:span><text:soft-page-break/><text:span text:style-name="T4">to a given PrintStream. By default this is the Console. It is also possible to turn logging off (the default state), which causes log events to be discarded.</text:span></text:p>
      <text:list xml:id="list36569331"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2.1). The command line arguments are as follows:</text:p>
      <text:p text:style-name="Preformatted_20_Text"/>
      <text:p text:style-name="Preformatted_20_Text"><text:tab/>-h &lt;host&gt; -p &lt;port&gt; -k &lt;ide key&gt; &lt;-vdmsl | -vdmpp | -vdmrt&gt;</text:p>
      <text:p text:style-name="Preformatted_20_Text"><text:tab/>-e &lt;expression&gt; {&lt;filename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expression is the main expression to be evaluated, and the list of filenames identify the specification itself. Each filename is in the form of a file URI ("<text:a xlink:type="simple" xlink:href="//.">file:/</text:a>...").</text:p>
      <text:p text:style-name="Text_20_body">Depending on the dialect, DBGPReader creates an instance of VDMPP, VDMRT or VDMSL (see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text:soft-page-break/>code. The protocol has no mechanism for returning these errors to the IDE.</text:p>
      <text:p text:style-name="Text_20_body">If the specification is clean (warnings are permitted), an Interpreter object encapsulating the parsed/checked specification is obtained from the VDMPP or VDMSL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c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or VDM++.</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2.14). But when the process is being remotely debugged, the breakpoint will find the DBGPReader object associated with its thread context, and call its "stopped" method. This sets the state of the debugger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debugger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text:soft-page-break/>its own connection to the IDE (on the same host/port).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open its own connection to the IDE, and be stored in the new thread's context. When the second thread reaches a breakpoint, it will respond to the IDE on its own connection. The main thread may still be running – if the IDE chooses to stop all threads at a breakpoint, it must do so by interrupting the other threads by sending commands on their connections, though to do so, the DBGPReader must be able to handle asynchronous commands (receiving commands while it is running, not just at breakpoints). This functionality is not yet available.</text:p>
      <text:p text:style-name="Text_20_body"><text:span text:style-name="T4">The IDE can request that stdout/stderr output from the debugged process be sent to the IDE rather </text:span><text:span text:style-name="T4">than (or as well as) to the usual console. If such a command is received, the Console class is called (see 2.17), and a Redirector is added to the appropriate stream. These objects are passed a DBGPReader reference and use this to send output to the IDE when directed to do so.</text:span></text:p>
      <text:list xml:id="list36560457" text:continue-numbering="true" text:style-name="Outline">
        <text:list-item>
          <text:list>
            <text:list-item>
              <text:list>
                <text:list-item>
                  <text:h text:style-name="P27"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simply if checkpoints (ie. at the start of every expression or statement) <text:s/>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interrupt" method of VDM threads.</text:p>
      <text:p text:style-name="P15">If you attempt to evaluate something at a breakpoint which causes another breakpoint to be hit, the system will trap back into the DBGPReader again (ie, three re-entrant calls to "run"). This should behave as you expect (ie. continue will take you back out to the first breakpoint), but whether it does what the Eclipse IDE expects remains to be seen. Ideally, breakpoints need to be disabled while stopped at a breakpoint, though there may be issues with multiple threads which can still be running.</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d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6549712"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IO</text:p>
          </table:table-cell>
          <table:table-cell table:style-name="vdmj_5f_commands_5f_enum.B2" office:value-type="string">
            <text:p text:style-name="Table_20_Contents">The native IO library</text:p>
          </table:table-cell>
        </table:table-row>
        <table:table-row table:style-name="vdmj_5f_commands_5f_enum.2">
          <table:table-cell table:style-name="vdmj_5f_commands_5f_enum.A2" office:value-type="string">
            <text:p text:style-name="Table_20_Contents">VDMUtils</text:p>
          </table:table-cell>
          <table:table-cell table:style-name="vdmj_5f_commands_5f_enum.B2" office:value-type="string">
            <text:p text:style-name="Table_20_Contents">The native VDMUtils library</text:p>
          </table:table-cell>
        </table:table-row>
        <table:table-row table:style-name="vdmj_5f_commands_5f_enum.2">
          <table:table-cell table:style-name="vdmj_5f_commands_5f_enum.A2" office:value-type="string">
            <text:p text:style-name="Table_20_Contents">MATH</text:p>
          </table:table-cell>
          <table:table-cell table:style-name="vdmj_5f_commands_5f_enum.B2" office:value-type="string">
            <text:p text:style-name="Table_20_Contents">The native MATH library</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
      <text:p text:style-name="Text_20_body"/>
      <text:p text:style-name="Text_20_body">Utils is a small utility class. It just defines a few methods for printing out a comma separated list of <text:soft-page-break/>arbitrary types held in a Java List&lt;T&gt;.</text:p>
      <text:p text:style-name="Text_20_body">The IO, VDMUtils and MATH classes implement the native interceptors for the standard CSK library routines. These are “not yet implemented” in the VDM source code, but the VDMJ classes for “not yet implemented” will intercept various reserved function/operation names and call these class' static methods instead.</text:p>
      <text:p text:style-name="Text_20_body">Base64 does what you would expect. It is used by the DBGp protoc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style:width="7.2701in" table:align="margins" fo:keep-with-next="always"/>
    </style:style>
    <style:style style:name="Table2.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7">03/12/09</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0.7</text:user-defined></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40</text:page-number> of <text:page-count style:num-format="1">40</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7">03/12/09</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102</meta:editing-cycles>
    <meta:editing-duration>PT32H38M39S</meta:editing-duration>
    <dc:date>2009-12-03T16:45:48.41</dc:date>
    <dc:creator>Nick Battle</dc:creator>
    <meta:keyword>VDMJ</meta:keyword>
    <dc:subject>VDMJ</dc:subject>
    <meta:document-statistic meta:table-count="36" meta:image-count="0" meta:object-count="0" meta:page-count="40" meta:paragraph-count="1154" meta:word-count="18780" meta:character-count="119512"/>
    <meta:user-defined meta:name="Info 1">0.7</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